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5.04mm"/>
    </style:style>
    <style:style style:name="co10" style:family="table-column">
      <style:table-column-properties fo:break-before="auto" style:column-width="14.22mm"/>
    </style:style>
    <style:style style:name="co11" style:family="table-column">
      <style:table-column-properties fo:break-before="auto" style:column-width="6.1mm"/>
    </style:style>
    <style:style style:name="co12" style:family="table-column">
      <style:table-column-properties fo:break-before="auto" style:column-width="15.28mm"/>
    </style:style>
    <style:style style:name="co13" style:family="table-column">
      <style:table-column-properties fo:break-before="auto" style:column-width="7.64mm"/>
    </style:style>
    <style:style style:name="co14" style:family="table-column">
      <style:table-column-properties fo:break-before="auto" style:column-width="14.25mm"/>
    </style:style>
    <style:style style:name="co15" style:family="table-column">
      <style:table-column-properties fo:break-before="auto" style:column-width="5.59mm"/>
    </style:style>
    <style:style style:name="co16" style:family="table-column">
      <style:table-column-properties fo:break-before="auto" style:column-width="19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>
      <style:table-cell-properties fo:border="0.06pt solid #000000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ackground-color="transparent" fo:border="0.06pt solid #000000"/>
    </style:style>
    <style:style style:name="ce1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2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4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5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/>
    <style:style style:name="ce28" style:family="table-cell" style:parent-style-name="Default" style:data-style-name="N2">
      <style:table-cell-properties fo:background-color="transparent"/>
    </style:style>
    <style:style style:name="ce29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" style:family="table-cell" style:parent-style-name="Default" style:data-style-name="N99">
      <style:table-cell-properties fo:background-color="#cccccc"/>
    </style:style>
    <style:style style:name="ce32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3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8" style:family="table-cell" style:parent-style-name="Default" style:data-style-name="N1"/>
    <style:style style:name="ce39" style:family="table-cell" style:parent-style-name="Default" style:data-style-name="N1">
      <style:table-cell-properties fo:background-color="#cccccc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99"/>
    <style:style style:name="ce42" style:family="table-cell" style:parent-style-name="Default" style:data-style-name="N11"/>
    <style:style style:name="ce43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4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45" style:family="table-cell" style:parent-style-name="Default" style:data-style-name="N4">
      <style:table-cell-properties fo:background-color="#cccccc" fo:border="0.06pt solid #000000"/>
    </style:style>
    <style:style style:name="ce46" style:family="table-cell" style:parent-style-name="Default" style:data-style-name="N4">
      <style:table-cell-properties fo:background-color="transparent" fo:border="0.06pt solid #000000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49" style:family="table-cell" style:parent-style-name="Default" style:data-style-name="N2">
      <style:table-cell-properties fo:background-color="#cccccc" fo:border="0.06pt solid #000000"/>
    </style:style>
    <style:style style:name="ce50" style:family="table-cell" style:parent-style-name="Default" style:data-style-name="N2">
      <style:table-cell-properties fo:background-color="transparent" fo:border="0.06pt solid #000000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10" office:value-type="string" calcext:value-type="string">
            <text:p>Quantidade de Pacotes</text:p>
          </table:table-cell>
          <table:table-cell table:style-name="ce10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1" office:value-type="float" office:value="2415.93548387097" calcext:value-type="float">
            <text:p>2.416</text:p>
          </table:table-cell>
          <table:table-cell table:style-name="ce19" office:value-type="float" office:value="19.8027498677948" calcext:value-type="float">
            <text:p>20</text:p>
          </table:table-cell>
          <table:table-cell table:style-name="ce26"/>
          <table:table-cell table:style-name="ce31"/>
          <table:table-cell table:style-name="ce26"/>
          <table:table-cell table:style-name="ce7"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2311.92450596844" calcext:value-type="float">
            <text:p>2.312</text:p>
          </table:table-cell>
          <table:table-cell table:style-name="ce12" office:value-type="float" office:value="18.9502008685937" calcext:value-type="float">
            <text:p>19</text:p>
          </table:table-cell>
          <table:table-cell table:style-name="ce27"/>
          <table:table-cell/>
          <table:table-cell table:style-name="ce27"/>
          <table:table-cell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1" office:value-type="float" office:value="30718.8064516129" calcext:value-type="float">
            <text:p>30.719</text:p>
          </table:table-cell>
          <table:table-cell table:style-name="ce19" office:value-type="float" office:value="251.793495505024" calcext:value-type="float">
            <text:p>252</text:p>
          </table:table-cell>
          <table:table-cell table:style-name="ce26"/>
          <table:table-cell table:style-name="ce7"/>
          <table:table-cell table:style-name="ce26"/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26513.3225806452" calcext:value-type="float">
            <text:p>26.513</text:p>
          </table:table-cell>
          <table:table-cell table:style-name="ce20" office:value-type="float" office:value="217.322316234796" calcext:value-type="float">
            <text:p>217</text:p>
          </table:table-cell>
          <table:table-cell table:style-name="ce27"/>
          <table:table-cell/>
          <table:table-cell table:style-name="ce27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1" office:value-type="float" office:value="10438.4411764706" calcext:value-type="float">
            <text:p>10.438</text:p>
          </table:table-cell>
          <table:table-cell table:style-name="ce19" office:value-type="float" office:value="87.7179930795848" calcext:value-type="float">
            <text:p>88</text:p>
          </table:table-cell>
          <table:table-cell table:style-name="ce26" table:formula="of:=IF([Pkts.C2]&gt;[Pkts.C6]; ((1-([Pkts.C6]/[Pkts.C2]))*100) ; (([Pkts.C6]/[Pkts.C2])*100)-100 )" office:value-type="float" office:value="332.066222221524" calcext:value-type="float">
            <text:p>332,07</text:p>
          </table:table-cell>
          <table:table-cell table:style-name="ce7" table:formula="of:=IF([Pkts.C2]&gt;[Pkts.C6];&quot;-&quot;; &quot;+&quot;)" office:value-type="string" office:string-value="+" calcext:value-type="string">
            <text:p>+</text:p>
          </table:table-cell>
          <table:table-cell table:style-name="ce34" table:formula="of:=IF([Pkts.D2]&gt;[Pkts.D6]; ((1-([Pkts.D6]/[Pkts.D2]))*100) ; (([Pkts.D6]/[Pkts.D2])*100)-100 )" office:value-type="float" office:value="342.958647991815" calcext:value-type="float">
            <text:p>342,96</text:p>
          </table:table-cell>
          <table:table-cell table:style-name="ce7" table:formula="of:=IF([Pkts.D2]&gt;[Pkts.D6];&quot;-&quot;; &quot;+&quot;)" office:value-type="string" office:string-value="+" calcext:value-type="string">
            <text:p>+</text:p>
          </table:table-cell>
          <table:table-cell table:style-name="ce7" table:number-columns-repeated="2"/>
          <table:table-cell table:style-name="ce7" table:formula="of:=([Pkts.J5]*[Pkts.K4])/[Pkts.J4]" office:value-type="float" office:value="200" calcext:value-type="float">
            <text:p>200</text:p>
          </table:table-cell>
          <table:table-cell table:style-name="ce7"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0404.1176470588" calcext:value-type="float">
            <text:p>10.404</text:p>
          </table:table-cell>
          <table:table-cell table:style-name="ce12" office:value-type="float" office:value="87.4295600593179" calcext:value-type="float">
            <text:p>87</text:p>
          </table:table-cell>
          <table:table-cell table:style-name="ce27" table:formula="of:=IF([Pkts.C3]&gt;[Pkts.C7]; ((1-([Pkts.C7]/[Pkts.C3]))*100) ; (([Pkts.C7]/[Pkts.C3])*100)-100 )" office:value-type="float" office:value="350.019783094112" calcext:value-type="float">
            <text:p>350,02</text:p>
          </table:table-cell>
          <table:table-cell table:formula="of:=IF([Pkts.C3]&gt;[Pkts.C7];&quot;-&quot;; &quot;+&quot;)" office:value-type="string" office:string-value="+" calcext:value-type="string">
            <text:p>+</text:p>
          </table:table-cell>
          <table:table-cell table:style-name="ce35" table:formula="of:=IF([Pkts.D3]&gt;[Pkts.D7]; ((1-([Pkts.D7]/[Pkts.D3]))*100) ; (([Pkts.D7]/[Pkts.D3])*100)-100 )" office:value-type="float" office:value="361.364819642706" calcext:value-type="float">
            <text:p>361,36</text:p>
          </table:table-cell>
          <table:table-cell table:formula="of:=IF([Pkts.D3]&gt;[Pkts.D7];&quot;-&quot;; &quot;+&quot;)" office:value-type="string" office:string-value="+" calcext:value-type="string">
            <text:p>+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1" office:value-type="float" office:value="20473.1470588235" calcext:value-type="float">
            <text:p>20.473</text:p>
          </table:table-cell>
          <table:table-cell table:style-name="ce19" office:value-type="float" office:value="172.043252595156" calcext:value-type="float">
            <text:p>172</text:p>
          </table:table-cell>
          <table:table-cell table:style-name="ce26" table:formula="of:=IF([Pkts.C4]&gt;[Pkts.C8]; ((1-([Pkts.C8]/[Pkts.C4]))*100) ; (([Pkts.C8]/[Pkts.C4])*100)-100 )" office:value-type="float" office:value="33.3530516848953" calcext:value-type="float">
            <text:p>33,35</text:p>
          </table:table-cell>
          <table:table-cell table:style-name="ce7" table:formula="of:=IF([Pkts.C4]&gt;[Pkts.C8];&quot;-&quot;; &quot;+&quot;)" office:value-type="string" office:string-value="-" calcext:value-type="string">
            <text:p>-</text:p>
          </table:table-cell>
          <table:table-cell table:style-name="ce34" table:formula="of:=IF([Pkts.D4]&gt;[Pkts.D8]; ((1-([Pkts.D8]/[Pkts.D4]))*100) ; (([Pkts.D8]/[Pkts.D4])*100)-100 )" office:value-type="float" office:value="31.6728765172875" calcext:value-type="float">
            <text:p>31,67</text:p>
          </table:table-cell>
          <table:table-cell table:style-name="ce7" table:formula="of:=IF([Pkts.D4]&gt;[Pkts.D8];&quot;-&quot;; &quot;+&quot;)" office:value-type="string" office:string-value="-" calcext:value-type="string">
            <text:p>-</text:p>
          </table:table-cell>
          <table:table-cell table:style-name="ce7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7126.23529411765" calcext:value-type="float">
            <text:p>7.126</text:p>
          </table:table-cell>
          <table:table-cell table:style-name="ce20" office:value-type="float" office:value="59.8843302026693" calcext:value-type="float">
            <text:p>60</text:p>
          </table:table-cell>
          <table:table-cell table:style-name="ce27" table:formula="of:=IF([Pkts.C5]&gt;[Pkts.C9]; ((1-([Pkts.C9]/[Pkts.C5]))*100) ; (([Pkts.C9]/[Pkts.C5])*100)-100 )" office:value-type="float" office:value="73.1220586463961" calcext:value-type="float">
            <text:p>73,12</text:p>
          </table:table-cell>
          <table:table-cell table:formula="of:=IF([Pkts.C5]&gt;[Pkts.C9];&quot;-&quot;; &quot;+&quot;)" office:value-type="string" office:string-value="-" calcext:value-type="string">
            <text:p>-</text:p>
          </table:table-cell>
          <table:table-cell table:style-name="ce35" table:formula="of:=IF([Pkts.D5]&gt;[Pkts.D9]; ((1-([Pkts.D9]/[Pkts.D5]))*100) ; (([Pkts.D9]/[Pkts.D5])*100)-100 )" office:value-type="float" office:value="72.4444634862211" calcext:value-type="float">
            <text:p>72,44</text:p>
          </table:table-cell>
          <table:table-cell table:formula="of:=IF([Pkts.D5]&gt;[Pkts.D9];&quot;-&quot;; &quot;+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"/>
          <table:table-cell table:style-name="ce38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8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10" office:value-type="string" calcext:value-type="string">
            <text:p>Quantidade de Bytes</text:p>
          </table:table-cell>
          <table:table-cell table:style-name="ce10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1" office:value-type="float" office:value="1951172.87096774" calcext:value-type="float">
            <text:p>1.951.173</text:p>
          </table:table-cell>
          <table:table-cell table:style-name="ce11" office:value-type="float" office:value="15993.220253834" calcext:value-type="float">
            <text:p>15.993</text:p>
          </table:table-cell>
          <table:table-cell table:style-name="ce26"/>
          <table:table-cell table:style-name="ce7"/>
          <table:table-cell table:style-name="ce26"/>
          <table:table-cell table:style-name="ce7"/>
          <table:table-cell table:style-name="ce39"/>
          <table:table-cell table:style-name="ce7"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940019.96774194" calcext:value-type="float">
            <text:p>1.940.020</text:p>
          </table:table-cell>
          <table:table-cell table:style-name="ce12" office:value-type="float" office:value="15901.8030142782" calcext:value-type="float">
            <text:p>15.902</text:p>
          </table:table-cell>
          <table:table-cell table:style-name="ce27"/>
          <table:table-cell/>
          <table:table-cell table:style-name="ce27"/>
          <table:table-cell/>
          <table:table-cell table:style-name="ce38"/>
          <table:table-cell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1" office:value-type="float" office:value="18634440.7741936" calcext:value-type="float">
            <text:p>18.634.441</text:p>
          </table:table-cell>
          <table:table-cell table:style-name="ce11" office:value-type="float" office:value="152741.317821259" calcext:value-type="float">
            <text:p>152.741</text:p>
          </table:table-cell>
          <table:table-cell table:style-name="ce26"/>
          <table:table-cell table:style-name="ce7"/>
          <table:table-cell table:style-name="ce26"/>
          <table:table-cell table:style-name="ce7"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4319758.7096774" calcext:value-type="float">
            <text:p>14.319.759</text:p>
          </table:table-cell>
          <table:table-cell table:style-name="ce12" office:value-type="float" office:value="117375.071390798" calcext:value-type="float">
            <text:p>117.375</text:p>
          </table:table-cell>
          <table:table-cell table:style-name="ce27"/>
          <table:table-cell/>
          <table:table-cell table:style-name="ce27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1" office:value-type="float" office:value="10594145.8484848" calcext:value-type="float">
            <text:p>10.594.146</text:p>
          </table:table-cell>
          <table:table-cell table:style-name="ce19" office:value-type="float" office:value="89026.4357015533" calcext:value-type="float">
            <text:p>89.026</text:p>
          </table:table-cell>
          <table:table-cell table:style-name="ce26" table:formula="of:=IF([Pkts.C14]&gt;[Pkts.C18]; ((1-([Pkts.C18]/[Pkts.C14]))*100) ; (([Pkts.C18]/[Pkts.C14])*100)-100 )" office:value-type="float" office:value="442.962953519866" calcext:value-type="float">
            <text:p>442,96</text:p>
          </table:table-cell>
          <table:table-cell table:style-name="ce7" table:formula="of:=IF([Pkts.C14]&gt;[Pkts.C18];&quot;-&quot;; &quot;+&quot;)" office:value-type="string" office:string-value="+" calcext:value-type="string">
            <text:p>+</text:p>
          </table:table-cell>
          <table:table-cell table:style-name="ce34" table:formula="of:=IF([Pkts.D14]&gt;[Pkts.D18]; ((1-([Pkts.D18]/[Pkts.D14]))*100) ; (([Pkts.D18]/[Pkts.D14])*100)-100 )" office:value-type="float" office:value="456.651095205241" calcext:value-type="float">
            <text:p>456,65</text:p>
          </table:table-cell>
          <table:table-cell table:style-name="ce7" table:formula="of:=IF([Pkts.D14]&gt;[Pkts.D18];&quot;-&quot;; &quot;+&quot;)" office:value-type="string" office:string-value="+" calcext:value-type="string">
            <text:p>+</text:p>
          </table:table-cell>
          <table:table-cell table:style-name="ce7" table:number-columns-repeated="1016"/>
        </table:table-row>
        <table:table-row table:style-name="ro1">
          <table:covered-table-cell table:style-name="ce5"/>
          <table:table-cell table:style-name="ce5" office:value-type="string" calcext:value-type="string">
            <text:p>Servidor</text:p>
          </table:table-cell>
          <table:table-cell table:style-name="ce14" office:value-type="float" office:value="10592468.3939394" calcext:value-type="float">
            <text:p>10.592.468</text:p>
          </table:table-cell>
          <table:table-cell table:style-name="ce14" office:value-type="float" office:value="89012.3394448689" calcext:value-type="float">
            <text:p>89.012</text:p>
          </table:table-cell>
          <table:table-cell table:style-name="ce28" table:formula="of:=IF([Pkts.C15]&gt;[Pkts.C19]; ((1-([Pkts.C19]/[Pkts.C15]))*100) ; (([Pkts.C19]/[Pkts.C15])*100)-100 )" office:value-type="float" office:value="445.997905695185" calcext:value-type="float">
            <text:p>446,00</text:p>
          </table:table-cell>
          <table:table-cell table:style-name="ce8" table:formula="of:=IF([Pkts.C15]&gt;[Pkts.C19];&quot;-&quot;; &quot;+&quot;)" office:value-type="string" office:string-value="+" calcext:value-type="string">
            <text:p>+</text:p>
          </table:table-cell>
          <table:table-cell table:style-name="ce36" table:formula="of:=IF([Pkts.D15]&gt;[Pkts.D19]; ((1-([Pkts.D19]/[Pkts.D15]))*100) ; (([Pkts.D19]/[Pkts.D15])*100)-100 )" office:value-type="float" office:value="459.762558779938" calcext:value-type="float">
            <text:p>459,76</text:p>
          </table:table-cell>
          <table:table-cell table:style-name="ce8" table:formula="of:=IF([Pkts.D15]&gt;[Pkts.D19];&quot;-&quot;; &quot;+&quot;)" office:value-type="string" office:string-value="+" calcext:value-type="string">
            <text:p>+</text:p>
          </table:table-cell>
          <table:table-cell table:style-name="ce8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1" office:value-type="float" office:value="20647723.3939394" calcext:value-type="float">
            <text:p>20.647.723</text:p>
          </table:table-cell>
          <table:table-cell table:style-name="ce19" office:value-type="float" office:value="173510.28062134" calcext:value-type="float">
            <text:p>173.510</text:p>
          </table:table-cell>
          <table:table-cell table:style-name="ce26" table:formula="of:=IF([Pkts.C16]&gt;[Pkts.C20]; ((1-([Pkts.C20]/[Pkts.C16]))*100) ; (([Pkts.C20]/[Pkts.C16])*100)-100 )" office:value-type="float" office:value="10.8040946553864" calcext:value-type="float">
            <text:p>10,80</text:p>
          </table:table-cell>
          <table:table-cell table:style-name="ce7" table:formula="of:=IF([Pkts.C16]&gt;[Pkts.C20];&quot;-&quot;; &quot;+&quot;)" office:value-type="string" office:string-value="+" calcext:value-type="string">
            <text:p>+</text:p>
          </table:table-cell>
          <table:table-cell table:style-name="ce34" table:formula="of:=IF([Pkts.D16]&gt;[Pkts.D20]; ((1-([Pkts.D20]/[Pkts.D16]))*100) ; (([Pkts.D20]/[Pkts.D16])*100)-100 )" office:value-type="float" office:value="13.5974751929175" calcext:value-type="float">
            <text:p>13,60</text:p>
          </table:table-cell>
          <table:table-cell table:style-name="ce7" table:formula="of:=IF([Pkts.D16]&gt;[Pkts.D20];&quot;-&quot;; &quot;+&quot;)" office:value-type="string" office:string-value="+" calcext:value-type="string">
            <text:p>+</text:p>
          </table:table-cell>
          <table:table-cell table:style-name="ce7" table:number-columns-repeated="1016"/>
        </table:table-row>
        <table:table-row table:style-name="ro1">
          <table:covered-table-cell table:style-name="ce5"/>
          <table:table-cell table:style-name="ce5" office:value-type="string" calcext:value-type="string">
            <text:p>Vítima</text:p>
          </table:table-cell>
          <table:table-cell table:style-name="ce14" office:value-type="float" office:value="3880374.54545455" calcext:value-type="float">
            <text:p>3.880.375</text:p>
          </table:table-cell>
          <table:table-cell table:style-name="ce21" office:value-type="float" office:value="32608.1894576012" calcext:value-type="float">
            <text:p>32.608</text:p>
          </table:table-cell>
          <table:table-cell table:style-name="ce28" table:formula="of:=IF([Pkts.C17]&gt;[Pkts.C21]; ((1-([Pkts.C21]/[Pkts.C17]))*100) ; (([Pkts.C21]/[Pkts.C17])*100)-100 )" office:value-type="float" office:value="72.9019557932065" calcext:value-type="float">
            <text:p>72,90</text:p>
          </table:table-cell>
          <table:table-cell table:style-name="ce8" table:formula="of:=IF([Pkts.C17]&gt;[Pkts.C21];&quot;-&quot;; &quot;+&quot;)" office:value-type="string" office:string-value="-" calcext:value-type="string">
            <text:p>-</text:p>
          </table:table-cell>
          <table:table-cell table:style-name="ce36" table:formula="of:=IF([Pkts.D17]&gt;[Pkts.D21]; ((1-([Pkts.D21]/[Pkts.D17]))*100) ; (([Pkts.D21]/[Pkts.D17])*100)-100 )" office:value-type="float" office:value="72.2188118216066" calcext:value-type="float">
            <text:p>72,22</text:p>
          </table:table-cell>
          <table:table-cell table:style-name="ce8" table:formula="of:=IF([Pkts.D17]&gt;[Pkts.D21];&quot;-&quot;; &quot;+&quot;)" office:value-type="string" office:string-value="-" calcext:value-type="string">
            <text:p>-</text:p>
          </table:table-cell>
          <table:table-cell table:style-name="ce8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2">
            <text:p>\ofidps</text:p>
          </table:table-cell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5" office:value-type="string" calcext:value-type="string" table:number-columns-spanned="2" table:number-rows-spanned="1">
            <text:p>Quantidade Total</text:p>
          </table:table-cell>
          <table:covered-table-cell table:style-name="ce22"/>
          <table:table-cell table:style-name="ce6" office:value-type="string" calcext:value-type="string" table:number-columns-spanned="1" table:number-rows-spanned="2">
            <text:p>Bps</text:p>
          </table:table-cell>
          <table:table-cell table:style-name="ce6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10" office:value-type="string" calcext:value-type="string">
            <text:p>Bytes</text:p>
          </table:table-cell>
          <table:table-cell table:style-name="ce10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1" table:formula="of:=[Pkts.C14]" office:value-type="float" office:value="1951172.87096774" calcext:value-type="float">
            <text:p>1.951.173</text:p>
          </table:table-cell>
          <table:table-cell table:style-name="ce11" table:formula="of:=[Pkts.C2]" office:value-type="float" office:value="2415.93548387097" calcext:value-type="float">
            <text:p>2.416</text:p>
          </table:table-cell>
          <table:table-cell table:style-name="ce11" table:formula="of:=[Pkts.D14]" office:value-type="float" office:value="15993.220253834" calcext:value-type="float">
            <text:p>15.993</text:p>
          </table:table-cell>
          <table:table-cell table:style-name="ce11" table:formula="of:=[Pkts.D2]" office:value-type="float" office:value="19.8027498677948" calcext:value-type="float">
            <text:p>20</text:p>
          </table:table-cell>
          <table:table-cell table:style-name="ce7"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table:formula="of:=[Pkts.C15]" office:value-type="float" office:value="1940019.96774194" calcext:value-type="float">
            <text:p>1.940.020</text:p>
          </table:table-cell>
          <table:table-cell table:style-name="ce12" table:formula="of:=[Pkts.C3]" office:value-type="float" office:value="2311.92450596844" calcext:value-type="float">
            <text:p>2.312</text:p>
          </table:table-cell>
          <table:table-cell table:style-name="ce12" table:formula="of:=[Pkts.D15]" office:value-type="float" office:value="15901.8030142782" calcext:value-type="float">
            <text:p>15.902</text:p>
          </table:table-cell>
          <table:table-cell table:style-name="ce12" table:formula="of:=[Pkts.D3]" office:value-type="float" office:value="18.9502008685937" calcext:value-type="float">
            <text:p>19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1" table:formula="of:=[Pkts.C16]" office:value-type="float" office:value="18634440.7741936" calcext:value-type="float">
            <text:p>18.634.441</text:p>
          </table:table-cell>
          <table:table-cell table:style-name="ce11" table:formula="of:=[Pkts.C4]" office:value-type="float" office:value="30718.8064516129" calcext:value-type="float">
            <text:p>30.719</text:p>
          </table:table-cell>
          <table:table-cell table:style-name="ce11" table:formula="of:=[Pkts.D16]" office:value-type="float" office:value="152741.317821259" calcext:value-type="float">
            <text:p>152.741</text:p>
          </table:table-cell>
          <table:table-cell table:style-name="ce11" table:formula="of:=[Pkts.D4]" office:value-type="float" office:value="251.793495505024" calcext:value-type="float">
            <text:p>252</text:p>
          </table:table-cell>
          <table:table-cell table:style-name="ce7"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table:formula="of:=[Pkts.C17]" office:value-type="float" office:value="14319758.7096774" calcext:value-type="float">
            <text:p>14.319.759</text:p>
          </table:table-cell>
          <table:table-cell table:style-name="ce12" table:formula="of:=[Pkts.C5]" office:value-type="float" office:value="26513.3225806452" calcext:value-type="float">
            <text:p>26.513</text:p>
          </table:table-cell>
          <table:table-cell table:style-name="ce12" table:formula="of:=[Pkts.D17]" office:value-type="float" office:value="117375.071390798" calcext:value-type="float">
            <text:p>117.375</text:p>
          </table:table-cell>
          <table:table-cell table:style-name="ce12" table:formula="of:=[Pkts.D5]" office:value-type="float" office:value="217.322316234796" calcext:value-type="float">
            <text:p>2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1" table:formula="of:=[Pkts.C18]" office:value-type="float" office:value="10594145.8484848" calcext:value-type="float">
            <text:p>10.594.146</text:p>
          </table:table-cell>
          <table:table-cell table:style-name="ce19" table:formula="of:=[Pkts.C6]" office:value-type="float" office:value="10438.4411764706" calcext:value-type="float">
            <text:p>10.438</text:p>
          </table:table-cell>
          <table:table-cell table:style-name="ce11" table:formula="of:=[Pkts.D18]" office:value-type="float" office:value="89026.4357015533" calcext:value-type="float">
            <text:p>89.026</text:p>
          </table:table-cell>
          <table:table-cell table:style-name="ce11" table:formula="of:=[Pkts.D6]" office:value-type="float" office:value="87.7179930795848" calcext:value-type="float">
            <text:p>88</text:p>
          </table:table-cell>
          <table:table-cell table:style-name="ce7"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table:formula="of:=[Pkts.C19]" office:value-type="float" office:value="10592468.3939394" calcext:value-type="float">
            <text:p>10.592.468</text:p>
          </table:table-cell>
          <table:table-cell table:style-name="ce12" table:formula="of:=[Pkts.C7]" office:value-type="float" office:value="10404.1176470588" calcext:value-type="float">
            <text:p>10.404</text:p>
          </table:table-cell>
          <table:table-cell table:style-name="ce12" table:formula="of:=[Pkts.D19]" office:value-type="float" office:value="89012.3394448689" calcext:value-type="float">
            <text:p>89.012</text:p>
          </table:table-cell>
          <table:table-cell table:style-name="ce12" table:formula="of:=[Pkts.D7]" office:value-type="float" office:value="87.4295600593179" calcext:value-type="float">
            <text:p>87</text:p>
          </table:table-cell>
          <table:table-cell table:style-name="ce27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1" table:formula="of:=[Pkts.C20]" office:value-type="float" office:value="20647723.3939394" calcext:value-type="float">
            <text:p>20.647.723</text:p>
          </table:table-cell>
          <table:table-cell table:style-name="ce19" table:formula="of:=[Pkts.C8]" office:value-type="float" office:value="20473.1470588235" calcext:value-type="float">
            <text:p>20.473</text:p>
          </table:table-cell>
          <table:table-cell table:style-name="ce11" table:formula="of:=[Pkts.D20]" office:value-type="float" office:value="173510.28062134" calcext:value-type="float">
            <text:p>173.510</text:p>
          </table:table-cell>
          <table:table-cell table:style-name="ce11" table:formula="of:=[Pkts.D8]" office:value-type="float" office:value="172.043252595156" calcext:value-type="float">
            <text:p>172</text:p>
          </table:table-cell>
          <table:table-cell table:style-name="ce26" office:value-type="string" calcext:value-type="string">
            <text:p>bytes%</text:p>
          </table:table-cell>
          <table:table-cell table:style-name="ce7"/>
          <table:table-cell table:style-name="ce34" office:value-type="string" calcext:value-type="string">
            <text:p>pkts%</text:p>
          </table:table-cell>
          <table:table-cell table:style-name="ce7"/>
          <table:table-cell table:style-name="ce7" office:value-type="string" calcext:value-type="string">
            <text:p>Bps%</text:p>
          </table:table-cell>
          <table:table-cell table:style-name="ce7"/>
          <table:table-cell table:style-name="ce7" office:value-type="string" calcext:value-type="string">
            <text:p>Pps%</text:p>
          </table:table-cell>
          <table:table-cell table:style-name="ce7" table:number-columns-repeated="1011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table:formula="of:=[Pkts.C21]" office:value-type="float" office:value="3880374.54545455" calcext:value-type="float">
            <text:p>3.880.375</text:p>
          </table:table-cell>
          <table:table-cell table:style-name="ce20" table:formula="of:=[Pkts.C9]" office:value-type="float" office:value="7126.23529411765" calcext:value-type="float">
            <text:p>7.126</text:p>
          </table:table-cell>
          <table:table-cell table:style-name="ce12" table:formula="of:=[Pkts.D21]" office:value-type="float" office:value="32608.1894576012" calcext:value-type="float">
            <text:p>32.608</text:p>
          </table:table-cell>
          <table:table-cell table:style-name="ce12" table:formula="of:=[Pkts.D9]" office:value-type="float" office:value="59.8843302026693" calcext:value-type="float">
            <text:p>60</text:p>
          </table:table-cell>
          <table:table-cell table:style-name="ce35" table:formula="of:=IF([Pkts.C$33]&gt;[Pkts.C$34]; ((1-([Pkts.C$34]/[Pkts.C$33]))*100) ; (([Pkts.C$34]/[Pkts.C$33])*100)-100 )" office:value-type="float" office:value="81.2067680711301" calcext:value-type="float">
            <text:p>81,21</text:p>
          </table:table-cell>
          <table:table-cell table:formula="of:=IF([Pkts.C$33]&gt;[Pkts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Pkts.D$33]&gt;[Pkts.D$34]; ((1-([Pkts.D$34]/[Pkts.D$33]))*100) ; (([Pkts.D$34]/[Pkts.D$33])*100)-100 )" office:value-type="float" office:value="65.1922819992328" calcext:value-type="float">
            <text:p>65,19</text:p>
          </table:table-cell>
          <table:table-cell table:formula="of:=IF([Pkts.D$33]&gt;[Pkts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Pkts.E$33]&gt;[Pkts.E$34]; ((1-([Pkts.E$34]/[Pkts.E$33]))*100) ; (([Pkts.E$34]/[Pkts.E$33])*100)-100 )" office:value-type="float" office:value="81.2067680711302" calcext:value-type="float">
            <text:p>81,21</text:p>
          </table:table-cell>
          <table:table-cell table:formula="of:=IF([Pkts.E$33]&gt;[Pkts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Pkts.F$33]&gt;[Pkts.F$34]; ((1-([Pkts.F$34]/[Pkts.F$33]))*100) ; (([Pkts.F$34]/[Pkts.F$33])*100)-100 )" office:value-type="float" office:value="65.1922819992329" calcext:value-type="float">
            <text:p>65,19</text:p>
          </table:table-cell>
          <table:table-cell table:formula="of:=IF([Pkts.F$33]&gt;[Pkts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5" office:value-type="string" calcext:value-type="string" table:number-columns-spanned="4" table:number-rows-spanned="1">
            <text:p>Quantidade Total</text:p>
          </table:table-cell>
          <table:covered-table-cell table:style-name="ce22"/>
          <table:covered-table-cell table:number-columns-repeated="2" table:style-name="ce9"/>
          <table:table-cell table:style-name="ce6" office:value-type="string" calcext:value-type="string" table:number-columns-spanned="2" table:number-rows-spanned="2">
            <text:p>Bps</text:p>
          </table:table-cell>
          <table:covered-table-cell table:style-name="ce9"/>
          <table:table-cell table:style-name="ce6" office:value-type="string" calcext:value-type="string" table:number-columns-spanned="2" table:number-rows-spanned="2">
            <text:p>Pps</text:p>
          </table:table-cell>
          <table:covered-table-cell table:style-name="ce9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5" office:value-type="string" calcext:value-type="string" table:number-columns-spanned="2" table:number-rows-spanned="1">
            <text:p>Bytes</text:p>
          </table:table-cell>
          <table:covered-table-cell table:style-name="ce22"/>
          <table:table-cell table:style-name="ce6" office:value-type="string" calcext:value-type="string" table:number-columns-spanned="2" table:number-rows-spanned="1">
            <text:p>Pacotes</text:p>
          </table:table-cell>
          <table:covered-table-cell table:number-columns-repeated="5" table:style-name="ce9"/>
          <table:table-cell table:number-columns-repeated="1014"/>
        </table:table-row>
        <table:table-row table:style-name="ro1">
          <table:table-cell table:style-name="ce7"/>
          <table:table-cell table:style-name="ce4" office:value-type="string" calcext:value-type="string">
            <text:p>Cliente</text:p>
          </table:table-cell>
          <table:table-cell table:style-name="ce16" table:formula="of:=[Pkts.F18]" office:value-type="string" office:string-value="+" calcext:value-type="string">
            <text:p>+</text:p>
          </table:table-cell>
          <table:table-cell table:style-name="ce23" table:formula="of:=[Pkts.E18]" office:value-type="float" office:value="442.962953519866" calcext:value-type="float">
            <text:p>442,96</text:p>
          </table:table-cell>
          <table:table-cell table:style-name="ce29" table:formula="of:=[Pkts.F6]" office:value-type="string" office:string-value="+" calcext:value-type="string">
            <text:p>+</text:p>
          </table:table-cell>
          <table:table-cell table:style-name="ce32" table:formula="of:=[Pkts.E6]" office:value-type="float" office:value="332.066222221524" calcext:value-type="float">
            <text:p>332,07</text:p>
          </table:table-cell>
          <table:table-cell table:style-name="ce29" table:formula="of:=[Pkts.H18]" office:value-type="string" office:string-value="+" calcext:value-type="string">
            <text:p>+</text:p>
          </table:table-cell>
          <table:table-cell table:style-name="ce23" table:formula="of:=[Pkts.G18]" office:value-type="float" office:value="456.651095205241" calcext:value-type="float">
            <text:p>456,65</text:p>
          </table:table-cell>
          <table:table-cell table:style-name="ce29" table:formula="of:=[Pkts.H6]" office:value-type="string" office:string-value="+" calcext:value-type="string">
            <text:p>+</text:p>
          </table:table-cell>
          <table:table-cell table:style-name="ce32" table:formula="of:=[Pkts.G6]" office:value-type="float" office:value="342.958647991815" calcext:value-type="float">
            <text:p>342,96</text:p>
          </table:table-cell>
          <table:table-cell table:style-name="ce7" table:number-columns-repeated="1014"/>
        </table:table-row>
        <table:table-row table:style-name="ro1">
          <table:table-cell table:style-name="ce8"/>
          <table:table-cell table:style-name="ce5" office:value-type="string" calcext:value-type="string">
            <text:p>Servidor</text:p>
          </table:table-cell>
          <table:table-cell table:style-name="ce17" table:formula="of:=[Pkts.F19]" office:value-type="string" office:string-value="+" calcext:value-type="string">
            <text:p>+</text:p>
          </table:table-cell>
          <table:table-cell table:style-name="ce24" table:formula="of:=[Pkts.E19]" office:value-type="float" office:value="445.997905695185" calcext:value-type="float">
            <text:p>446,00</text:p>
          </table:table-cell>
          <table:table-cell table:style-name="ce30" table:formula="of:=[Pkts.F7]" office:value-type="string" office:string-value="+" calcext:value-type="string">
            <text:p>+</text:p>
          </table:table-cell>
          <table:table-cell table:style-name="ce33" table:formula="of:=[Pkts.E7]" office:value-type="float" office:value="350.019783094112" calcext:value-type="float">
            <text:p>350,02</text:p>
          </table:table-cell>
          <table:table-cell table:style-name="ce30" table:formula="of:=[Pkts.H19]" office:value-type="string" office:string-value="+" calcext:value-type="string">
            <text:p>+</text:p>
          </table:table-cell>
          <table:table-cell table:style-name="ce37" table:formula="of:=[Pkts.G19]" office:value-type="float" office:value="459.762558779938" calcext:value-type="float">
            <text:p>459,76</text:p>
          </table:table-cell>
          <table:table-cell table:style-name="ce30" table:formula="of:=[Pkts.H7]" office:value-type="string" office:string-value="+" calcext:value-type="string">
            <text:p>+</text:p>
          </table:table-cell>
          <table:table-cell table:style-name="ce33" table:formula="of:=[Pkts.G7]" office:value-type="float" office:value="361.364819642706" calcext:value-type="float">
            <text:p>361,36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4" office:value-type="string" calcext:value-type="string">
            <text:p>Atacante</text:p>
          </table:table-cell>
          <table:table-cell table:style-name="ce16" table:formula="of:=[Pkts.F20]" office:value-type="string" office:string-value="+" calcext:value-type="string">
            <text:p>+</text:p>
          </table:table-cell>
          <table:table-cell table:style-name="ce23" table:formula="of:=[Pkts.E20]" office:value-type="float" office:value="10.8040946553864" calcext:value-type="float">
            <text:p>10,80</text:p>
          </table:table-cell>
          <table:table-cell table:style-name="ce29" table:formula="of:=[Pkts.F8]" office:value-type="string" office:string-value="-" calcext:value-type="string">
            <text:p>-</text:p>
          </table:table-cell>
          <table:table-cell table:style-name="ce32" table:formula="of:=[Pkts.E8]" office:value-type="float" office:value="33.3530516848953" calcext:value-type="float">
            <text:p>33,35</text:p>
          </table:table-cell>
          <table:table-cell table:style-name="ce29" table:formula="of:=[Pkts.H20]" office:value-type="string" office:string-value="+" calcext:value-type="string">
            <text:p>+</text:p>
          </table:table-cell>
          <table:table-cell table:style-name="ce23" table:formula="of:=[Pkts.G20]" office:value-type="float" office:value="13.5974751929175" calcext:value-type="float">
            <text:p>13,60</text:p>
          </table:table-cell>
          <table:table-cell table:style-name="ce29" table:formula="of:=[Pkts.H8]" office:value-type="string" office:string-value="-" calcext:value-type="string">
            <text:p>-</text:p>
          </table:table-cell>
          <table:table-cell table:style-name="ce32" table:formula="of:=[Pkts.G8]" office:value-type="float" office:value="31.6728765172875" calcext:value-type="float">
            <text:p>31,67</text:p>
          </table:table-cell>
          <table:table-cell table:style-name="ce7" table:number-columns-repeated="1014"/>
        </table:table-row>
        <table:table-row table:style-name="ro1">
          <table:table-cell table:style-name="ce8"/>
          <table:table-cell table:style-name="ce5" office:value-type="string" calcext:value-type="string">
            <text:p>Vítima</text:p>
          </table:table-cell>
          <table:table-cell table:style-name="ce18" table:formula="of:=[Pkts.F21]" office:value-type="string" office:string-value="-" calcext:value-type="string">
            <text:p>-</text:p>
          </table:table-cell>
          <table:table-cell table:style-name="ce25" table:formula="of:=[Pkts.E21]" office:value-type="float" office:value="72.9019557932065" calcext:value-type="float">
            <text:p>72,90</text:p>
          </table:table-cell>
          <table:table-cell table:style-name="ce30" table:formula="of:=[Pkts.F9]" office:value-type="string" office:string-value="-" calcext:value-type="string">
            <text:p>-</text:p>
          </table:table-cell>
          <table:table-cell table:style-name="ce33" table:formula="of:=[Pkts.E9]" office:value-type="float" office:value="73.1220586463961" calcext:value-type="float">
            <text:p>73,12</text:p>
          </table:table-cell>
          <table:table-cell table:style-name="ce30" table:formula="of:=[Pkts.H21]" office:value-type="string" office:string-value="-" calcext:value-type="string">
            <text:p>-</text:p>
          </table:table-cell>
          <table:table-cell table:style-name="ce37" table:formula="of:=[Pkts.G21]" office:value-type="float" office:value="72.2188118216066" calcext:value-type="float">
            <text:p>72,22</text:p>
          </table:table-cell>
          <table:table-cell table:style-name="ce30" table:formula="of:=[Pkts.H9]" office:value-type="string" office:string-value="-" calcext:value-type="string">
            <text:p>-</text:p>
          </table:table-cell>
          <table:table-cell table:style-name="ce33" table:formula="of:=[Pkts.G9]" office:value-type="float" office:value="72.4444634862211" calcext:value-type="float">
            <text:p>72,44</text:p>
          </table:table-cell>
          <table:table-cell table:style-name="ce8"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10" office:value-type="string" calcext:value-type="string">
            <text:p>Quantidade de Pacotes</text:p>
          </table:table-cell>
          <table:table-cell table:style-name="ce10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style-name="ce27"/>
          <table:table-cell table:style-name="ce41"/>
          <table:table-cell table:style-name="ce27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.9502008685937" calcext:value-type="float">
            <text:p>19</text:p>
          </table:table-cell>
          <table:table-cell table:style-name="ce27"/>
          <table:table-cell/>
          <table:table-cell table:style-name="ce27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251.793495505024" calcext:value-type="float">
            <text:p>252</text:p>
          </table:table-cell>
          <table:table-cell table:style-name="ce27"/>
          <table:table-cell/>
          <table:table-cell table:style-name="ce27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217.322316234796" calcext:value-type="float">
            <text:p>217</text:p>
          </table:table-cell>
          <table:table-cell table:style-name="ce27"/>
          <table:table-cell/>
          <table:table-cell table:style-name="ce27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0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IF([Planilha2.C2]&gt;[Planilha2.C6]; ((1-([Planilha2.C6]/[Planilha2.C2]))*100) ; (([Planilha2.C6]/[Planilha2.C2])*100)-100 )" office:value-type="float" office:value="9900" calcext:value-type="float">
            <text:p>9900,00</text:p>
          </table:table-cell>
          <table:table-cell table:formula="of:=IF([Planilha2.C2]&gt;[Planilha2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2.D2]&gt;[Planilha2.D6]; ((1-([Planilha2.D6]/[Planilha2.D2]))*100) ; (([Planilha2.D6]/[Planilha2.D2])*100)-100 )" office:value-type="float" office:value="99" calcext:value-type="float">
            <text:p>99,00</text:p>
          </table:table-cell>
          <table:table-cell table:formula="of:=IF([Planilha2.D2]&gt;[Planilha2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Planilha2.J5]*[Planilha2.K4])/[Planilha2.J4]" office:value-type="float" office:value="200" calcext:value-type="float">
            <text:p>2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7.4295600593179" calcext:value-type="float">
            <text:p>87</text:p>
          </table:table-cell>
          <table:table-cell table:style-name="ce27" table:formula="of:=IF([Planilha2.C3]&gt;[Planilha2.C7]; ((1-([Planilha2.C7]/[Planilha2.C3]))*100) ; (([Planilha2.C7]/[Planilha2.C3])*100)-100 )" office:value-type="float" office:value="9900" calcext:value-type="float">
            <text:p>9900,00</text:p>
          </table:table-cell>
          <table:table-cell table:formula="of:=IF([Planilha2.C3]&gt;[Planilha2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2.D3]&gt;[Planilha2.D7]; ((1-([Planilha2.D7]/[Planilha2.D3]))*100) ; (([Planilha2.D7]/[Planilha2.D3])*100)-100 )" office:value-type="float" office:value="361.364819642706" calcext:value-type="float">
            <text:p>361,36</text:p>
          </table:table-cell>
          <table:table-cell table:formula="of:=IF([Planilha2.D3]&gt;[Planilha2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100" calcext:value-type="float">
            <text:p>100</text:p>
          </table:table-cell>
          <table:table-cell table:style-name="ce20" office:value-type="float" office:value="172.043252595156" calcext:value-type="float">
            <text:p>172</text:p>
          </table:table-cell>
          <table:table-cell table:style-name="ce27" table:formula="of:=IF([Planilha2.C4]&gt;[Planilha2.C8]; ((1-([Planilha2.C8]/[Planilha2.C4]))*100) ; (([Planilha2.C8]/[Planilha2.C4])*100)-100 )" office:value-type="float" office:value="9900" calcext:value-type="float">
            <text:p>9900,00</text:p>
          </table:table-cell>
          <table:table-cell table:formula="of:=IF([Planilha2.C4]&gt;[Planilha2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2.D4]&gt;[Planilha2.D8]; ((1-([Planilha2.D8]/[Planilha2.D4]))*100) ; (([Planilha2.D8]/[Planilha2.D4])*100)-100 )" office:value-type="float" office:value="31.6728765172875" calcext:value-type="float">
            <text:p>31,67</text:p>
          </table:table-cell>
          <table:table-cell table:formula="of:=IF([Planilha2.D4]&gt;[Planilha2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00" calcext:value-type="float">
            <text:p>100</text:p>
          </table:table-cell>
          <table:table-cell table:style-name="ce20" office:value-type="float" office:value="59.8843302026693" calcext:value-type="float">
            <text:p>60</text:p>
          </table:table-cell>
          <table:table-cell table:style-name="ce27" table:formula="of:=IF([Planilha2.C5]&gt;[Planilha2.C9]; ((1-([Planilha2.C9]/[Planilha2.C5]))*100) ; (([Planilha2.C9]/[Planilha2.C5])*100)-100 )" office:value-type="float" office:value="9900" calcext:value-type="float">
            <text:p>9900,00</text:p>
          </table:table-cell>
          <table:table-cell table:formula="of:=IF([Planilha2.C5]&gt;[Planilha2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2.D5]&gt;[Planilha2.D9]; ((1-([Planilha2.D9]/[Planilha2.D5]))*100) ; (([Planilha2.D9]/[Planilha2.D5])*100)-100 )" office:value-type="float" office:value="72.4444634862211" calcext:value-type="float">
            <text:p>72,44</text:p>
          </table:table-cell>
          <table:table-cell table:formula="of:=IF([Planilha2.D5]&gt;[Planilha2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2"/>
          <table:table-cell table:style-name="ce38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8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10" office:value-type="string" calcext:value-type="string">
            <text:p>Quantidade de Bytes</text:p>
          </table:table-cell>
          <table:table-cell table:style-name="ce10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8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27"/>
          <table:table-cell/>
          <table:table-cell table:style-name="ce27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901.8030142782" calcext:value-type="float">
            <text:p>15.902</text:p>
          </table:table-cell>
          <table:table-cell table:style-name="ce27"/>
          <table:table-cell/>
          <table:table-cell table:style-name="ce27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52741.317821259" calcext:value-type="float">
            <text:p>152.741</text:p>
          </table:table-cell>
          <table:table-cell table:style-name="ce27"/>
          <table:table-cell/>
          <table:table-cell table:style-name="ce27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7375.071390798" calcext:value-type="float">
            <text:p>117.375</text:p>
          </table:table-cell>
          <table:table-cell table:style-name="ce27"/>
          <table:table-cell/>
          <table:table-cell table:style-name="ce27"/>
          <table:table-cell table:number-columns-repeated="2"/>
          <table:table-cell table:style-name="ce42"/>
          <table:table-cell/>
        </table:table-row>
        <table:table-row table:style-name="ro1">
          <table:table-cell table:style-name="ce40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style-name="ce27" table:formula="of:=IF([Planilha2.C14]&gt;[Planilha2.C18]; ((1-([Planilha2.C18]/[Planilha2.C14]))*100) ; (([Planilha2.C18]/[Planilha2.C14])*100)-100 )" office:value-type="float" office:value="99" calcext:value-type="float">
            <text:p>99,00</text:p>
          </table:table-cell>
          <table:table-cell table:formula="of:=IF([Planilha2.C14]&gt;[Planilha2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Planilha2.D14]&gt;[Planilha2.D18]; ((1-([Planilha2.D18]/[Planilha2.D14]))*100) ; (([Planilha2.D18]/[Planilha2.D14])*100)-100 )" office:value-type="float" office:value="9900" calcext:value-type="float">
            <text:p>9900,00</text:p>
          </table:table-cell>
          <table:table-cell table:formula="of:=IF([Planilha2.D14]&gt;[Planilha2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9012.3394448689" calcext:value-type="float">
            <text:p>89.012</text:p>
          </table:table-cell>
          <table:table-cell table:style-name="ce27" table:formula="of:=IF([Planilha2.C15]&gt;[Planilha2.C19]; ((1-([Planilha2.C19]/[Planilha2.C15]))*100) ; (([Planilha2.C19]/[Planilha2.C15])*100)-100 )" office:value-type="float" office:value="99" calcext:value-type="float">
            <text:p>99,00</text:p>
          </table:table-cell>
          <table:table-cell table:formula="of:=IF([Planilha2.C15]&gt;[Planilha2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Planilha2.D15]&gt;[Planilha2.D19]; ((1-([Planilha2.D19]/[Planilha2.D15]))*100) ; (([Planilha2.D19]/[Planilha2.D15])*100)-100 )" office:value-type="float" office:value="459.762558779938" calcext:value-type="float">
            <text:p>459,76</text:p>
          </table:table-cell>
          <table:table-cell table:formula="of:=IF([Planilha2.D15]&gt;[Planilha2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73510.28062134" calcext:value-type="float">
            <text:p>173.510</text:p>
          </table:table-cell>
          <table:table-cell table:style-name="ce27" table:formula="of:=IF([Planilha2.C16]&gt;[Planilha2.C20]; ((1-([Planilha2.C20]/[Planilha2.C16]))*100) ; (([Planilha2.C20]/[Planilha2.C16])*100)-100 )" office:value-type="float" office:value="99" calcext:value-type="float">
            <text:p>99,00</text:p>
          </table:table-cell>
          <table:table-cell table:formula="of:=IF([Planilha2.C16]&gt;[Planilha2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Planilha2.D16]&gt;[Planilha2.D20]; ((1-([Planilha2.D20]/[Planilha2.D16]))*100) ; (([Planilha2.D20]/[Planilha2.D16])*100)-100 )" office:value-type="float" office:value="13.5974751929175" calcext:value-type="float">
            <text:p>13,60</text:p>
          </table:table-cell>
          <table:table-cell table:formula="of:=IF([Planilha2.D16]&gt;[Planilha2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32608.1894576012" calcext:value-type="float">
            <text:p>32.608</text:p>
          </table:table-cell>
          <table:table-cell table:style-name="ce27" table:formula="of:=IF([Planilha2.C17]&gt;[Planilha2.C21]; ((1-([Planilha2.C21]/[Planilha2.C17]))*100) ; (([Planilha2.C21]/[Planilha2.C17])*100)-100 )" office:value-type="float" office:value="99" calcext:value-type="float">
            <text:p>99,00</text:p>
          </table:table-cell>
          <table:table-cell table:formula="of:=IF([Planilha2.C17]&gt;[Planilha2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Planilha2.D17]&gt;[Planilha2.D21]; ((1-([Planilha2.D21]/[Planilha2.D17]))*100) ; (([Planilha2.D21]/[Planilha2.D17])*100)-100 )" office:value-type="float" office:value="72.2188118216066" calcext:value-type="float">
            <text:p>72,22</text:p>
          </table:table-cell>
          <table:table-cell table:formula="of:=IF([Planilha2.D17]&gt;[Planilha2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10" office:value-type="string" calcext:value-type="string">
            <text:p>Quantidade de Pacotes</text:p>
          </table:table-cell>
          <table:table-cell table:style-name="ce10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7" calcext:value-type="float">
            <text:p>17</text:p>
          </table:table-cell>
          <table:table-cell table:style-name="ce27"/>
          <table:table-cell table:style-name="ce41"/>
          <table:table-cell table:style-name="ce27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27"/>
          <table:table-cell/>
          <table:table-cell table:style-name="ce27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19" calcext:value-type="float">
            <text:p>19</text:p>
          </table:table-cell>
          <table:table-cell table:style-name="ce27"/>
          <table:table-cell/>
          <table:table-cell table:style-name="ce27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4" calcext:value-type="float">
            <text:p>4</text:p>
          </table:table-cell>
          <table:table-cell table:style-name="ce20" office:value-type="float" office:value="20" calcext:value-type="float">
            <text:p>20</text:p>
          </table:table-cell>
          <table:table-cell table:style-name="ce27"/>
          <table:table-cell/>
          <table:table-cell table:style-name="ce27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0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5" calcext:value-type="float">
            <text:p>5</text:p>
          </table:table-cell>
          <table:table-cell table:style-name="ce20" office:value-type="float" office:value="21" calcext:value-type="float">
            <text:p>21</text:p>
          </table:table-cell>
          <table:table-cell table:style-name="ce27" table:formula="of:=IF([Planilha3.C2]&gt;[Planilha3.C6]; ((1-([Planilha3.C6]/[Planilha3.C2]))*100) ; (([Planilha3.C6]/[Planilha3.C2])*100)-100 )" office:value-type="float" office:value="400" calcext:value-type="float">
            <text:p>400,00</text:p>
          </table:table-cell>
          <table:table-cell table:formula="of:=IF([Planilha3.C2]&gt;[Planilha3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2]&gt;[Planilha3.D6]; ((1-([Planilha3.D6]/[Planilha3.D2]))*100) ; (([Planilha3.D6]/[Planilha3.D2])*100)-100 )" office:value-type="float" office:value="23.5294117647059" calcext:value-type="float">
            <text:p>23,53</text:p>
          </table:table-cell>
          <table:table-cell table:formula="of:=IF([Planilha3.D2]&gt;[Planilha3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Planilha3.J5]*[Planilha3.K4])/[Planilha3.J4]" office:value-type="float" office:value="200" calcext:value-type="float">
            <text:p>2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27" table:formula="of:=IF([Planilha3.C3]&gt;[Planilha3.C7]; ((1-([Planilha3.C7]/[Planilha3.C3]))*100) ; (([Planilha3.C7]/[Planilha3.C3])*100)-100 )" office:value-type="float" office:value="200" calcext:value-type="float">
            <text:p>200,00</text:p>
          </table:table-cell>
          <table:table-cell table:formula="of:=IF([Planilha3.C3]&gt;[Planilha3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3]&gt;[Planilha3.D7]; ((1-([Planilha3.D7]/[Planilha3.D3]))*100) ; (([Planilha3.D7]/[Planilha3.D3])*100)-100 )" office:value-type="float" office:value="22.2222222222222" calcext:value-type="float">
            <text:p>22,22</text:p>
          </table:table-cell>
          <table:table-cell table:formula="of:=IF([Planilha3.D3]&gt;[Planilha3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float" office:value="23" calcext:value-type="float">
            <text:p>23</text:p>
          </table:table-cell>
          <table:table-cell table:style-name="ce27" table:formula="of:=IF([Planilha3.C4]&gt;[Planilha3.C8]; ((1-([Planilha3.C8]/[Planilha3.C4]))*100) ; (([Planilha3.C8]/[Planilha3.C4])*100)-100 )" office:value-type="float" office:value="133.333333333333" calcext:value-type="float">
            <text:p>133,33</text:p>
          </table:table-cell>
          <table:table-cell table:formula="of:=IF([Planilha3.C4]&gt;[Planilha3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4]&gt;[Planilha3.D8]; ((1-([Planilha3.D8]/[Planilha3.D4]))*100) ; (([Planilha3.D8]/[Planilha3.D4])*100)-100 )" office:value-type="float" office:value="21.0526315789474" calcext:value-type="float">
            <text:p>21,05</text:p>
          </table:table-cell>
          <table:table-cell table:formula="of:=IF([Planilha3.D4]&gt;[Planilha3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float" office:value="24" calcext:value-type="float">
            <text:p>24</text:p>
          </table:table-cell>
          <table:table-cell table:style-name="ce27" table:formula="of:=IF([Planilha3.C5]&gt;[Planilha3.C9]; ((1-([Planilha3.C9]/[Planilha3.C5]))*100) ; (([Planilha3.C9]/[Planilha3.C5])*100)-100 )" office:value-type="float" office:value="100" calcext:value-type="float">
            <text:p>100,00</text:p>
          </table:table-cell>
          <table:table-cell table:formula="of:=IF([Planilha3.C5]&gt;[Planilha3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5]&gt;[Planilha3.D9]; ((1-([Planilha3.D9]/[Planilha3.D5]))*100) ; (([Planilha3.D9]/[Planilha3.D5])*100)-100 )" office:value-type="float" office:value="20" calcext:value-type="float">
            <text:p>20,00</text:p>
          </table:table-cell>
          <table:table-cell table:formula="of:=IF([Planilha3.D5]&gt;[Planilha3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2"/>
          <table:table-cell table:style-name="ce38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8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10" office:value-type="string" calcext:value-type="string">
            <text:p>Quantidade de Bytes</text:p>
          </table:table-cell>
          <table:table-cell table:style-name="ce10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8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27"/>
          <table:table-cell/>
          <table:table-cell table:style-name="ce27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6" calcext:value-type="float">
            <text:p>26</text:p>
          </table:table-cell>
          <table:table-cell table:style-name="ce27"/>
          <table:table-cell/>
          <table:table-cell table:style-name="ce27"/>
          <table:table-cell/>
          <table:table-cell table:style-name="ce38"/>
          <table: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7" calcext:value-type="float">
            <text:p>27</text:p>
          </table:table-cell>
          <table:table-cell table:style-name="ce27"/>
          <table:table-cell/>
          <table:table-cell table:style-name="ce27"/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8" calcext:value-type="float">
            <text:p>28</text:p>
          </table:table-cell>
          <table:table-cell table:style-name="ce27"/>
          <table:table-cell/>
          <table:table-cell table:style-name="ce27"/>
          <table:table-cell table:number-columns-repeated="4"/>
        </table:table-row>
        <table:table-row table:style-name="ro1">
          <table:table-cell table:style-name="ce40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float" office:value="29" calcext:value-type="float">
            <text:p>29</text:p>
          </table:table-cell>
          <table:table-cell table:style-name="ce27" table:formula="of:=IF([Planilha3.C14]&gt;[Planilha3.C18]; ((1-([Planilha3.C18]/[Planilha3.C14]))*100) ; (([Planilha3.C18]/[Planilha3.C14])*100)-100 )" office:value-type="float" office:value="44.4444444444444" calcext:value-type="float">
            <text:p>44,44</text:p>
          </table:table-cell>
          <table:table-cell table:formula="of:=IF([Planilha3.C14]&gt;[Planilha3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14]&gt;[Planilha3.D18]; ((1-([Planilha3.D18]/[Planilha3.D14]))*100) ; (([Planilha3.D18]/[Planilha3.D14])*100)-100 )" office:value-type="float" office:value="16" calcext:value-type="float">
            <text:p>16,00</text:p>
          </table:table-cell>
          <table:table-cell table:formula="of:=IF([Planilha3.D14]&gt;[Planilha3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0" calcext:value-type="float">
            <text:p>30</text:p>
          </table:table-cell>
          <table:table-cell table:style-name="ce27" table:formula="of:=IF([Planilha3.C15]&gt;[Planilha3.C19]; ((1-([Planilha3.C19]/[Planilha3.C15]))*100) ; (([Planilha3.C19]/[Planilha3.C15])*100)-100 )" office:value-type="float" office:value="40" calcext:value-type="float">
            <text:p>40,00</text:p>
          </table:table-cell>
          <table:table-cell table:formula="of:=IF([Planilha3.C15]&gt;[Planilha3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15]&gt;[Planilha3.D19]; ((1-([Planilha3.D19]/[Planilha3.D15]))*100) ; (([Planilha3.D19]/[Planilha3.D15])*100)-100 )" office:value-type="float" office:value="15.3846153846154" calcext:value-type="float">
            <text:p>15,38</text:p>
          </table:table-cell>
          <table:table-cell table:formula="of:=IF([Planilha3.D15]&gt;[Planilha3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office:value-type="float" office:value="15" calcext:value-type="float">
            <text:p>15</text:p>
          </table:table-cell>
          <table:table-cell table:style-name="ce20" office:value-type="float" office:value="31" calcext:value-type="float">
            <text:p>31</text:p>
          </table:table-cell>
          <table:table-cell table:style-name="ce27" table:formula="of:=IF([Planilha3.C16]&gt;[Planilha3.C20]; ((1-([Planilha3.C20]/[Planilha3.C16]))*100) ; (([Planilha3.C20]/[Planilha3.C16])*100)-100 )" office:value-type="float" office:value="36.3636363636363" calcext:value-type="float">
            <text:p>36,36</text:p>
          </table:table-cell>
          <table:table-cell table:formula="of:=IF([Planilha3.C16]&gt;[Planilha3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16]&gt;[Planilha3.D20]; ((1-([Planilha3.D20]/[Planilha3.D16]))*100) ; (([Planilha3.D20]/[Planilha3.D16])*100)-100 )" office:value-type="float" office:value="14.8148148148148" calcext:value-type="float">
            <text:p>14,81</text:p>
          </table:table-cell>
          <table:table-cell table:formula="of:=IF([Planilha3.D16]&gt;[Planilha3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office:value-type="float" office:value="16" calcext:value-type="float">
            <text:p>16</text:p>
          </table:table-cell>
          <table:table-cell table:style-name="ce20" office:value-type="float" office:value="32" calcext:value-type="float">
            <text:p>32</text:p>
          </table:table-cell>
          <table:table-cell table:style-name="ce27" table:formula="of:=IF([Planilha3.C17]&gt;[Planilha3.C21]; ((1-([Planilha3.C21]/[Planilha3.C17]))*100) ; (([Planilha3.C21]/[Planilha3.C17])*100)-100 )" office:value-type="float" office:value="33.3333333333333" calcext:value-type="float">
            <text:p>33,33</text:p>
          </table:table-cell>
          <table:table-cell table:formula="of:=IF([Planilha3.C17]&gt;[Planilha3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Planilha3.D17]&gt;[Planilha3.D21]; ((1-([Planilha3.D21]/[Planilha3.D17]))*100) ; (([Planilha3.D21]/[Planilha3.D17])*100)-100 )" office:value-type="float" office:value="14.2857142857143" calcext:value-type="float">
            <text:p>14,29</text:p>
          </table:table-cell>
          <table:table-cell table:formula="of:=IF([Planilha3.D17]&gt;[Planilha3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" table:number-rows-spanned="2">
            <text:p>\ofidps</text:p>
          </table:table-cell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5" office:value-type="string" calcext:value-type="string" table:number-columns-spanned="2" table:number-rows-spanned="1">
            <text:p>Quantidade Total</text:p>
          </table:table-cell>
          <table:covered-table-cell table:style-name="ce22"/>
          <table:table-cell table:style-name="ce6" office:value-type="string" calcext:value-type="string" table:number-columns-spanned="1" table:number-rows-spanned="2">
            <text:p>Bps</text:p>
          </table:table-cell>
          <table:table-cell table:style-name="ce6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10" office:value-type="string" calcext:value-type="string">
            <text:p>Bytes</text:p>
          </table:table-cell>
          <table:table-cell table:style-name="ce10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40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2" table:formula="of:=[Planilha3.C14]" office:value-type="float" office:value="9" calcext:value-type="float">
            <text:p>9</text:p>
          </table:table-cell>
          <table:table-cell table:style-name="ce12" table:formula="of:=[Planilha3.C2]" office:value-type="float" office:value="1" calcext:value-type="float">
            <text:p>1</text:p>
          </table:table-cell>
          <table:table-cell table:style-name="ce12" table:formula="of:=[Planilha3.D14]" office:value-type="float" office:value="25" calcext:value-type="float">
            <text:p>25</text:p>
          </table:table-cell>
          <table:table-cell table:style-name="ce12" table:formula="of:=[Planilha3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table:formula="of:=[Planilha3.C15]" office:value-type="float" office:value="10" calcext:value-type="float">
            <text:p>10</text:p>
          </table:table-cell>
          <table:table-cell table:style-name="ce12" table:formula="of:=[Planilha3.C3]" office:value-type="float" office:value="2" calcext:value-type="float">
            <text:p>2</text:p>
          </table:table-cell>
          <table:table-cell table:style-name="ce12" table:formula="of:=[Planilha3.D15]" office:value-type="float" office:value="26" calcext:value-type="float">
            <text:p>26</text:p>
          </table:table-cell>
          <table:table-cell table:style-name="ce12" table:formula="of:=[Planilha3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table:formula="of:=[Planilha3.C16]" office:value-type="float" office:value="11" calcext:value-type="float">
            <text:p>11</text:p>
          </table:table-cell>
          <table:table-cell table:style-name="ce12" table:formula="of:=[Planilha3.C4]" office:value-type="float" office:value="3" calcext:value-type="float">
            <text:p>3</text:p>
          </table:table-cell>
          <table:table-cell table:style-name="ce12" table:formula="of:=[Planilha3.D16]" office:value-type="float" office:value="27" calcext:value-type="float">
            <text:p>27</text:p>
          </table:table-cell>
          <table:table-cell table:style-name="ce12" table:formula="of:=[Planilha3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table:formula="of:=[Planilha3.C17]" office:value-type="float" office:value="12" calcext:value-type="float">
            <text:p>12</text:p>
          </table:table-cell>
          <table:table-cell table:style-name="ce12" table:formula="of:=[Planilha3.C5]" office:value-type="float" office:value="4" calcext:value-type="float">
            <text:p>4</text:p>
          </table:table-cell>
          <table:table-cell table:style-name="ce12" table:formula="of:=[Planilha3.D17]" office:value-type="float" office:value="28" calcext:value-type="float">
            <text:p>28</text:p>
          </table:table-cell>
          <table:table-cell table:style-name="ce12" table:formula="of:=[Planilha3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2" table:formula="of:=[Planilha3.C18]" office:value-type="float" office:value="13" calcext:value-type="float">
            <text:p>13</text:p>
          </table:table-cell>
          <table:table-cell table:style-name="ce20" table:formula="of:=[Planilha3.C6]" office:value-type="float" office:value="5" calcext:value-type="float">
            <text:p>5</text:p>
          </table:table-cell>
          <table:table-cell table:style-name="ce12" table:formula="of:=[Planilha3.D18]" office:value-type="float" office:value="29" calcext:value-type="float">
            <text:p>29</text:p>
          </table:table-cell>
          <table:table-cell table:style-name="ce12" table:formula="of:=[Planilha3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2" table:formula="of:=[Planilha3.C19]" office:value-type="float" office:value="14" calcext:value-type="float">
            <text:p>14</text:p>
          </table:table-cell>
          <table:table-cell table:style-name="ce12" table:formula="of:=[Planilha3.C7]" office:value-type="float" office:value="6" calcext:value-type="float">
            <text:p>6</text:p>
          </table:table-cell>
          <table:table-cell table:style-name="ce12" table:formula="of:=[Planilha3.D19]" office:value-type="float" office:value="30" calcext:value-type="float">
            <text:p>30</text:p>
          </table:table-cell>
          <table:table-cell table:style-name="ce12" table:formula="of:=[Planilha3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2" table:formula="of:=[Planilha3.C20]" office:value-type="float" office:value="15" calcext:value-type="float">
            <text:p>15</text:p>
          </table:table-cell>
          <table:table-cell table:style-name="ce20" table:formula="of:=[Planilha3.C8]" office:value-type="float" office:value="7" calcext:value-type="float">
            <text:p>7</text:p>
          </table:table-cell>
          <table:table-cell table:style-name="ce12" table:formula="of:=[Planilha3.D20]" office:value-type="float" office:value="31" calcext:value-type="float">
            <text:p>31</text:p>
          </table:table-cell>
          <table:table-cell table:style-name="ce12" table:formula="of:=[Planilha3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2" table:formula="of:=[Planilha3.C21]" office:value-type="float" office:value="16" calcext:value-type="float">
            <text:p>16</text:p>
          </table:table-cell>
          <table:table-cell table:style-name="ce20" table:formula="of:=[Planilha3.C9]" office:value-type="float" office:value="8" calcext:value-type="float">
            <text:p>8</text:p>
          </table:table-cell>
          <table:table-cell table:style-name="ce12" table:formula="of:=[Planilha3.D21]" office:value-type="float" office:value="32" calcext:value-type="float">
            <text:p>32</text:p>
          </table:table-cell>
          <table:table-cell table:style-name="ce12" table:formula="of:=[Planilha3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3"/>
        <table:table-column table:style-name="co5" table:default-cell-style-name="ce4"/>
        <table:table-column table:style-name="co5" table:default-cell-style-name="ce11"/>
        <table:table-column table:style-name="co5" table:default-cell-style-name="ce12"/>
        <table:table-column table:style-name="co5" table:number-columns-repeated="2" table:default-cell-style-name="ce11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\ofidps</text:p>
          </table:table-cell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5" office:value-type="string" calcext:value-type="string" table:number-columns-spanned="2" table:number-rows-spanned="1">
            <text:p>Quantidade Total</text:p>
          </table:table-cell>
          <table:covered-table-cell table:style-name="ce22"/>
          <table:table-cell table:style-name="ce6" office:value-type="string" calcext:value-type="string" table:number-columns-spanned="1" table:number-rows-spanned="2">
            <text:p>Bps</text:p>
          </table:table-cell>
          <table:table-cell table:style-name="ce6" office:value-type="string" calcext:value-type="string" table:number-columns-spanned="1" table:number-rows-spanned="2">
            <text:p>Pps</text:p>
          </table:table-cell>
          <table:table-cell table:number-columns-repeated="11"/>
        </table:table-row>
        <table:table-row table:style-name="ro1">
          <table:covered-table-cell table:number-columns-repeated="2" table:style-name="ce1"/>
          <table:table-cell table:style-name="ce10" office:value-type="string" calcext:value-type="string">
            <text:p>Bytes</text:p>
          </table:table-cell>
          <table:table-cell table:style-name="ce10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951172.87096774" calcext:value-type="float">
            <text:p>1.951.173</text:p>
          </table:table-cell>
          <table:table-cell table:style-name="ce11" office:value-type="float" office:value="2415.93548387097" calcext:value-type="float">
            <text:p>2.416</text:p>
          </table:table-cell>
          <table:table-cell office:value-type="float" office:value="15993.220253834" calcext:value-type="float">
            <text:p>15.993</text:p>
          </table:table-cell>
          <table:table-cell office:value-type="float" office:value="19.8027498677948" calcext:value-type="float">
            <text:p>20</text:p>
          </table:table-cell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Servidor</text:p>
          </table:table-cell>
          <table:table-cell table:style-name="ce12" office:value-type="float" office:value="1940019.96774194" calcext:value-type="float">
            <text:p>1.940.020</text:p>
          </table:table-cell>
          <table:table-cell office:value-type="float" office:value="2311.92450596844" calcext:value-type="float">
            <text:p>2.312</text:p>
          </table:table-cell>
          <table:table-cell table:style-name="ce12" office:value-type="float" office:value="15901.8030142782" calcext:value-type="float">
            <text:p>15.902</text:p>
          </table:table-cell>
          <table:table-cell table:style-name="ce12" office:value-type="float" office:value="18.9502008685937" calcext:value-type="float">
            <text:p>19</text:p>
          </table:table-cell>
          <table:table-cell table:number-columns-repeated="11"/>
        </table:table-row>
        <table:table-row table:style-name="ro1">
          <table:covered-table-cell table:style-name="ce4"/>
          <table:table-cell office:value-type="string" calcext:value-type="string">
            <text:p>Atacante</text:p>
          </table:table-cell>
          <table:table-cell office:value-type="float" office:value="18634440.7741936" calcext:value-type="float">
            <text:p>18.634.441</text:p>
          </table:table-cell>
          <table:table-cell table:style-name="ce11" office:value-type="float" office:value="30718.8064516129" calcext:value-type="float">
            <text:p>30.719</text:p>
          </table:table-cell>
          <table:table-cell office:value-type="float" office:value="152741.317821259" calcext:value-type="float">
            <text:p>152.741</text:p>
          </table:table-cell>
          <table:table-cell office:value-type="float" office:value="251.793495505024" calcext:value-type="float">
            <text:p>252</text:p>
          </table:table-cell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Vítima</text:p>
          </table:table-cell>
          <table:table-cell table:style-name="ce12" office:value-type="float" office:value="14319758.7096774" calcext:value-type="float">
            <text:p>14.319.759</text:p>
          </table:table-cell>
          <table:table-cell office:value-type="float" office:value="26513.3225806452" calcext:value-type="float">
            <text:p>26.513</text:p>
          </table:table-cell>
          <table:table-cell table:style-name="ce12" office:value-type="float" office:value="117375.071390798" calcext:value-type="float">
            <text:p>117.375</text:p>
          </table:table-cell>
          <table:table-cell table:style-name="ce12" office:value-type="float" office:value="217.322316234796" calcext:value-type="float">
            <text:p>217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0594145.8484848" calcext:value-type="float">
            <text:p>10.594.146</text:p>
          </table:table-cell>
          <table:table-cell table:style-name="ce19" office:value-type="float" office:value="10438.4411764706" calcext:value-type="float">
            <text:p>10.438</text:p>
          </table:table-cell>
          <table:table-cell office:value-type="float" office:value="89026.4357015533" calcext:value-type="float">
            <text:p>89.026</text:p>
          </table:table-cell>
          <table:table-cell office:value-type="float" office:value="87.7179930795848" calcext:value-type="float">
            <text:p>88</text:p>
          </table:table-cell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Servidor</text:p>
          </table:table-cell>
          <table:table-cell table:style-name="ce12" office:value-type="float" office:value="10592468.3939394" calcext:value-type="float">
            <text:p>10.592.468</text:p>
          </table:table-cell>
          <table:table-cell office:value-type="float" office:value="10404.1176470588" calcext:value-type="float">
            <text:p>10.404</text:p>
          </table:table-cell>
          <table:table-cell table:style-name="ce12" office:value-type="float" office:value="89012.3394448689" calcext:value-type="float">
            <text:p>89.012</text:p>
          </table:table-cell>
          <table:table-cell table:style-name="ce12" office:value-type="float" office:value="87.4295600593179" calcext:value-type="float">
            <text:p>87</text:p>
          </table:table-cell>
          <table:table-cell table:number-columns-repeated="11"/>
        </table:table-row>
        <table:table-row table:style-name="ro1">
          <table:covered-table-cell table:style-name="ce4"/>
          <table:table-cell office:value-type="string" calcext:value-type="string">
            <text:p>Atacante</text:p>
          </table:table-cell>
          <table:table-cell office:value-type="float" office:value="20647723.3939394" calcext:value-type="float">
            <text:p>20.647.723</text:p>
          </table:table-cell>
          <table:table-cell table:style-name="ce19" office:value-type="float" office:value="20473.1470588235" calcext:value-type="float">
            <text:p>20.473</text:p>
          </table:table-cell>
          <table:table-cell office:value-type="float" office:value="173510.28062134" calcext:value-type="float">
            <text:p>173.510</text:p>
          </table:table-cell>
          <table:table-cell office:value-type="float" office:value="172.043252595156" calcext:value-type="float">
            <text:p>172</text:p>
          </table:table-cell>
          <table:table-cell table:number-columns-repeated="11"/>
        </table:table-row>
        <table:table-row table:style-name="ro1">
          <table:covered-table-cell/>
          <table:table-cell table:style-name="ce3" office:value-type="string" calcext:value-type="string">
            <text:p>Vítima</text:p>
          </table:table-cell>
          <table:table-cell table:style-name="ce12" office:value-type="float" office:value="3880374.54545455" calcext:value-type="float">
            <text:p>3.880.375</text:p>
          </table:table-cell>
          <table:table-cell table:style-name="ce20" office:value-type="float" office:value="7126.23529411765" calcext:value-type="float">
            <text:p>7.126</text:p>
          </table:table-cell>
          <table:table-cell table:style-name="ce12" office:value-type="float" office:value="32608.1894576012" calcext:value-type="float">
            <text:p>32.608</text:p>
          </table:table-cell>
          <table:table-cell table:style-name="ce12" office:value-type="float" office:value="59.8843302026693" calcext:value-type="float">
            <text:p>60</text:p>
          </table:table-cell>
          <table:table-cell table:number-columns-repeated="11"/>
        </table:table-row>
      </table:table>
      <table:table table:name="Planilha5" table:style-name="ta1">
        <table:table-column table:style-name="co5" table:default-cell-style-name="ce4"/>
        <table:table-column table:style-name="co5" table:default-cell-style-name="ce43"/>
        <table:table-column table:style-name="co5" table:default-cell-style-name="ce22"/>
        <table:table-column table:style-name="co5" table:default-cell-style-name="ce47"/>
        <table:table-column table:style-name="co5" table:default-cell-style-name="ce9"/>
        <table:table-column table:style-name="co5" table:default-cell-style-name="ce47"/>
        <table:table-column table:style-name="co5" table:default-cell-style-name="ce45"/>
        <table:table-column table:style-name="co5" table:default-cell-style-name="ce47"/>
        <table:table-column table:style-name="co5" table:default-cell-style-name="ce49"/>
        <table:table-row table:style-name="ro1">
          <table:table-cell table:style-name="ce6" office:value-type="string" calcext:value-type="string" table:number-columns-spanned="1" table:number-rows-spanned="2">
            <text:p>Fluxo</text:p>
          </table:table-cell>
          <table:table-cell table:style-name="ce15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9"/>
          <table:covered-table-cell/>
          <table:table-cell table:style-name="ce6" office:value-type="string" calcext:value-type="string" table:number-columns-spanned="2" table:number-rows-spanned="2">
            <text:p>Bps</text:p>
          </table:table-cell>
          <table:covered-table-cell table:style-name="ce9"/>
          <table:table-cell table:style-name="ce6" office:value-type="string" calcext:value-type="string" table:number-columns-spanned="2" table:number-rows-spanned="2">
            <text:p>Pps</text:p>
          </table:table-cell>
          <table:covered-table-cell table:style-name="ce9"/>
        </table:table-row>
        <table:table-row table:style-name="ro1">
          <table:covered-table-cell table:style-name="ce9"/>
          <table:table-cell table:style-name="ce15" office:value-type="string" calcext:value-type="string" table:number-columns-spanned="2" table:number-rows-spanned="1">
            <text:p>Bytes</text:p>
          </table:table-cell>
          <table:covered-table-cell/>
          <table:table-cell table:style-name="ce6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9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+</text:p>
          </table:table-cell>
          <table:table-cell table:style-name="ce45" office:value-type="float" office:value="442.962953519866" calcext:value-type="float">
            <text:p>442,96</text:p>
          </table:table-cell>
          <table:table-cell office:value-type="string" calcext:value-type="string">
            <text:p>+</text:p>
          </table:table-cell>
          <table:table-cell table:style-name="ce49" office:value-type="float" office:value="332.066222221524" calcext:value-type="float">
            <text:p>332,07</text:p>
          </table:table-cell>
          <table:table-cell office:value-type="string" calcext:value-type="string">
            <text:p>+</text:p>
          </table:table-cell>
          <table:table-cell office:value-type="float" office:value="456.651095205241" calcext:value-type="float">
            <text:p>456,65</text:p>
          </table:table-cell>
          <table:table-cell office:value-type="string" calcext:value-type="string">
            <text:p>+</text:p>
          </table:table-cell>
          <table:table-cell office:value-type="float" office:value="342.958647991815" calcext:value-type="float">
            <text:p>342,96</text:p>
          </table:table-cell>
        </table:table-row>
        <table:table-row table:style-name="ro1">
          <table:table-cell table:style-name="ce5" office:value-type="string" calcext:value-type="string">
            <text:p>Servidor</text:p>
          </table:table-cell>
          <table:table-cell table:style-name="ce44" office:value-type="string" calcext:value-type="string">
            <text:p>+</text:p>
          </table:table-cell>
          <table:table-cell table:style-name="ce46" office:value-type="float" office:value="445.997905695185" calcext:value-type="float">
            <text:p>446,00</text:p>
          </table:table-cell>
          <table:table-cell table:style-name="ce48" office:value-type="string" calcext:value-type="string">
            <text:p>+</text:p>
          </table:table-cell>
          <table:table-cell table:style-name="ce50" office:value-type="float" office:value="350.019783094112" calcext:value-type="float">
            <text:p>350,02</text:p>
          </table:table-cell>
          <table:table-cell table:style-name="ce48" office:value-type="string" calcext:value-type="string">
            <text:p>+</text:p>
          </table:table-cell>
          <table:table-cell table:style-name="ce46" office:value-type="float" office:value="459.762558779938" calcext:value-type="float">
            <text:p>459,76</text:p>
          </table:table-cell>
          <table:table-cell table:style-name="ce48" office:value-type="string" calcext:value-type="string">
            <text:p>+</text:p>
          </table:table-cell>
          <table:table-cell table:style-name="ce50" office:value-type="float" office:value="361.364819642706" calcext:value-type="float">
            <text:p>361,36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45" office:value-type="float" office:value="10.8040946553864" calcext:value-type="float">
            <text:p>10,80</text:p>
          </table:table-cell>
          <table:table-cell office:value-type="string" calcext:value-type="string">
            <text:p>-</text:p>
          </table:table-cell>
          <table:table-cell table:style-name="ce49" office:value-type="float" office:value="33.3530516848953" calcext:value-type="float">
            <text:p>33,35</text:p>
          </table:table-cell>
          <table:table-cell office:value-type="string" calcext:value-type="string">
            <text:p>+</text:p>
          </table:table-cell>
          <table:table-cell office:value-type="float" office:value="13.5974751929175" calcext:value-type="float">
            <text:p>13,60</text:p>
          </table:table-cell>
          <table:table-cell office:value-type="string" calcext:value-type="string">
            <text:p>-</text:p>
          </table:table-cell>
          <table:table-cell office:value-type="float" office:value="31.6728765172875" calcext:value-type="float">
            <text:p>31,67</text:p>
          </table:table-cell>
        </table:table-row>
        <table:table-row table:style-name="ro1">
          <table:table-cell table:style-name="ce5" office:value-type="string" calcext:value-type="string">
            <text:p>Vítima</text:p>
          </table:table-cell>
          <table:table-cell table:style-name="ce44" office:value-type="string" calcext:value-type="string">
            <text:p>-</text:p>
          </table:table-cell>
          <table:table-cell table:style-name="ce46" office:value-type="float" office:value="72.9019557932065" calcext:value-type="float">
            <text:p>72,90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float" office:value="73.1220586463961" calcext:value-type="float">
            <text:p>73,12</text:p>
          </table:table-cell>
          <table:table-cell table:style-name="ce48" office:value-type="string" calcext:value-type="string">
            <text:p>-</text:p>
          </table:table-cell>
          <table:table-cell table:style-name="ce46" office:value-type="float" office:value="72.2188118216066" calcext:value-type="float">
            <text:p>72,22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float" office:value="72.4444634862211" calcext:value-type="float">
            <text:p>72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4:38:43.8435569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02T08:33:54.840594810</dc:date>
    <meta:editing-duration>PT23H48M20S</meta:editing-duration>
    <meta:editing-cycles>46</meta:editing-cycles>
    <meta:generator>LibreOffice/5.1.1.3$Linux_X86_64 LibreOffice_project/89f508ef3ecebd2cfb8e1def0f0ba9a803b88a6d</meta:generator>
    <meta:document-statistic meta:table-count="5" meta:cell-count="548" meta:object-count="0"/>
  </office:meta>
</office:document-meta>
</file>